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B0000002ACB8C937654F2A838.png" manifest:media-type="image/png"/>
  <manifest:file-entry manifest:full-path="Pictures/100002010000009900000078097F33EC8E12039D.png" manifest:media-type="image/png"/>
  <manifest:file-entry manifest:full-path="Pictures/10000201000000B50000002397E270042A6FF3BB.png" manifest:media-type="image/png"/>
  <manifest:file-entry manifest:full-path="Pictures/100002010000006100000038B5D48795B0BCB6A5.png" manifest:media-type="image/png"/>
  <manifest:file-entry manifest:full-path="Pictures/100002010000008D000000227524D72E67CA82F3.png" manifest:media-type="image/png"/>
  <manifest:file-entry manifest:full-path="Pictures/10000201000000470000003F2BF0D2BA534813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17.149cm" fo:min-width="19.09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814cm" fo:min-width="9.025cm"/>
    </style:style>
    <style:style style:name="gr3" style:family="graphic" style:parent-style-name="standard">
      <style:graphic-properties svg:stroke-color="#3465a4" draw:fill="solid" draw:fill-color="#729fcf" draw:textarea-horizontal-align="justify" draw:textarea-vertical-align="bottom" draw:auto-grow-height="false" fo:min-height="3.179cm" fo:min-width="4.199cm"/>
      <style:paragraph-properties style:writing-mode="lr-tb"/>
    </style:style>
    <style:style style:name="gr4" style:family="graphic" style:parent-style-name="standard">
      <style:graphic-properties svg:stroke-color="#3465a4" draw:fill="solid" draw:fill-color="#b42232" draw:textarea-horizontal-align="justify" draw:textarea-vertical-align="bottom" draw:auto-grow-height="false" fo:min-height="1.782cm" fo:min-width="3.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2.893cm" fo:min-width="2.7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465a4" draw:fill="solid" draw:fill-color="#4b7079" draw:textarea-horizontal-align="justify" draw:textarea-vertical-align="middle" draw:auto-grow-height="false" fo:min-height="1.894cm" fo:min-width="3.311cm"/>
    </style:style>
    <style:style style:name="gr9" style:family="graphic" style:parent-style-name="standard">
      <style:graphic-properties svg:stroke-color="#3465a4" draw:fill="solid" draw:fill-color="#f0db4f" draw:textarea-horizontal-align="justify" draw:textarea-vertical-align="middle" draw:auto-grow-height="false" fo:min-height="2.29cm" fo:min-width="4.072cm"/>
      <style:paragraph-properties style:writing-mode="lr-tb"/>
    </style:style>
    <style:style style:name="gr10" style:family="graphic" style:parent-style-name="standard">
      <style:graphic-properties svg:stroke-color="#3465a4" draw:marker-start="Arrow" draw:marker-end="Arrow" draw:textarea-vertical-align="middle"/>
      <style:paragraph-properties style:writing-mode="lr-tb"/>
    </style:style>
    <style:style style:name="gr11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896cm" fo:min-width="1.662cm"/>
      <style:paragraph-properties style:writing-mode="lr-tb"/>
    </style:style>
    <style:style style:name="gr12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011cm" fo:min-width="3.936cm"/>
      <style:paragraph-properties style:writing-mode="lr-tb"/>
    </style:style>
    <style:style style:name="gr13" style:family="graphic" style:parent-style-name="standard">
      <style:graphic-properties svg:stroke-color="#f06601" draw:marker-end="Arrow" draw:textarea-vertical-align="middle"/>
    </style:style>
    <style:style style:name="gr14" style:family="graphic" style:parent-style-name="standard">
      <style:graphic-properties svg:stroke-color="#3465a4" draw:fill="solid" draw:fill-color="#b42232" draw:textarea-horizontal-align="justify" draw:textarea-vertical-align="middle" draw:auto-grow-height="false" fo:min-height="3.687cm" fo:min-width="4.072cm"/>
      <style:paragraph-properties style:writing-mode="lr-tb"/>
    </style:style>
    <style:style style:name="gr15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269cm" fo:min-width="1.258cm"/>
      <style:paragraph-properties style:writing-mode="lr-tb"/>
    </style:style>
    <style:style style:name="gr16" style:family="graphic" style:parent-style-name="standard">
      <style:graphic-properties svg:stroke-color="#f06601" draw:marker-end="Arrow" draw:textarea-vertical-align="middle"/>
      <style:paragraph-properties style:writing-mode="lr-tb"/>
    </style:style>
    <style:style style:name="gr17" style:family="graphic" style:parent-style-name="standard">
      <style:graphic-properties svg:stroke-color="#f06601" draw:textarea-vertical-align="middle"/>
    </style:style>
    <style:style style:name="gr18" style:family="graphic" style:parent-style-name="standard">
      <style:graphic-properties svg:stroke-color="#f06601" draw:marker-start="Arrow" draw:marker-end="" draw:textarea-vertical-align="middle"/>
    </style:style>
    <style:style style:name="gr19" style:family="graphic" style:parent-style-name="standard">
      <style:graphic-properties svg:stroke-color="#f06601" draw:marker-start="" draw:marker-end="Arrow" draw:textarea-vertical-align="middle"/>
    </style:style>
    <style:style style:name="gr20" style:family="graphic" style:parent-style-name="standard">
      <style:graphic-properties svg:stroke-color="#3465a4" draw:marker-start="Arrow" draw:marker-end="Arrow" draw:textarea-vertical-align="middle"/>
    </style:style>
    <style:style style:name="gr21" style:family="graphic" style:parent-style-name="standard">
      <style:graphic-properties svg:stroke-color="#f06601" draw:marker-end="Arrow" draw:fill-color="#f06601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23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789cm" fo:min-width="0.778cm"/>
      <style:paragraph-properties style:writing-mode="lr-tb"/>
    </style:style>
    <style:style style:name="gr24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553cm" fo:min-width="0.684cm"/>
      <style:paragraph-properties style:writing-mode="lr-tb"/>
    </style:style>
    <style:style style:name="gr25" style:family="graphic" style:parent-style-name="standard">
      <style:graphic-properties svg:stroke-color="#f06601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>
      <style:graphic-properties svg:stroke-color="#f06601" draw:marker-end="Arrow" draw:fill-color="#f0660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b42232"/>
      <style:paragraph-properties fo:text-align="center"/>
    </style:style>
    <style:style style:name="P5" style:family="paragraph">
      <loext:graphic-properties draw:fill="solid" draw:fill-color="#f06601"/>
      <style:paragraph-properties fo:text-align="center"/>
    </style:style>
    <style:style style:name="P6" style:family="paragraph">
      <loext:graphic-properties draw:fill="solid" draw:fill-color="#4b7079"/>
      <style:paragraph-properties fo:text-align="center"/>
    </style:style>
    <style:style style:name="P7" style:family="paragraph">
      <loext:graphic-properties draw:fill="solid" draw:fill-color="#f0db4f"/>
      <style:paragraph-properties fo:text-align="cente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f06601"/>
      <style:paragraph-properties fo:text-align="center"/>
      <style:text-properties fo:font-size="15pt" style:font-size-asian="18pt" style:font-size-complex="18pt"/>
    </style:style>
    <style:style style:name="P10" style:family="paragraph">
      <loext:graphic-properties draw:fill="solid" draw:fill-color="#f06601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-color="#f06601"/>
      <style:paragraph-properties fo:text-align="end"/>
      <style:text-properties fo:font-size="15pt" style:font-size-asian="15pt" style:font-size-complex="15pt"/>
    </style:style>
    <style:style style:name="P13" style:family="paragraph">
      <style:paragraph-properties fo:text-align="end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solid" draw:fill-color="#f06601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end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loext:graphic-properties draw:fill-color="#f06601"/>
      <style:paragraph-properties fo:text-align="en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7.399cm" svg:x="1cm" svg:y="6.461cm">
          <text:p text:style-name="P1">d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25cm" svg:height="2.064cm" svg:x="10.906cm" svg:y="24.8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699cm" svg:height="3.429cm" svg:x="8.493cm" svg:y="2.27cm">
          <text:p text:style-name="P1">server_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3.81cm" svg:height="2.032cm" svg:x="9.001cm" svg:y="2.651cm">
            <text:p text:style-name="P1"><text:line-break/>do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1.143cm" svg:height="1.013cm" svg:x="10.385cm" svg:y="2.778cm">
            <draw:image xlink:href="Pictures/10000201000000470000003F2BF0D2BA53481375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5" draw:layer="layout" svg:width="4.572cm" svg:height="4.445cm" svg:x="15.351cm" svg:y="18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3.288cm" svg:height="0.635cm" svg:x="15.986cm" svg:y="20.431cm">
            <draw:image xlink:href="Pictures/10000201000000B50000002397E270042A6FF3BB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6" xml:id="id2" draw:id="id2" draw:layer="layout" svg:width="3.81cm" svg:height="3.429cm" svg:x="2.143cm" svg:y="7.2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2" draw:layer="layout" svg:width="3.109cm" svg:height="0.783cm" svg:x="2.46cm" svg:y="8.763cm">
            <draw:image xlink:href="Pictures/100002010000008D000000227524D72E67CA82F3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7" xml:id="id14" draw:id="id14" draw:layer="layout" svg:width="4.572cm" svg:height="2.54cm" svg:x="1.762cm" svg:y="19.669cm">
            <text:p text:style-name="P1">dog_park</text:p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1.016cm" svg:height="0.797cm" svg:x="2.397cm" svg:y="19.761cm">
            <draw:image xlink:href="Pictures/100002010000009900000078097F33EC8E12039D.png" xlink:type="simple" xlink:show="embed" xlink:actuate="onLoad" loext:mime-type="image/png">
              <text:p/>
            </draw:image>
          </draw:frame>
          <draw:frame draw:style-name="gr7" draw:text-style-name="P2" draw:layer="layout" svg:width="2.238cm" svg:height="0.606cm" svg:x="3.794cm" svg:y="19.825cm">
            <draw:image xlink:href="Pictures/100002010000009B0000002ACB8C937654F2A838.png" xlink:type="simple" xlink:show="embed" xlink:actuate="onLoad" loext:mime-type="image/png">
              <text:p/>
            </draw:image>
          </draw:frame>
        </draw:g>
        <draw:connector draw:style-name="gr10" draw:text-style-name="P8" draw:layer="layout" svg:x1="4.048cm" svg:y1="13.319cm" svg:x2="4.048cm" svg:y2="10.652cm" draw:start-shape="id1" draw:start-glue-point="0" draw:end-shape="id2" draw:end-glue-point="7" svg:d="M4048 13319v-2667" svg:viewBox="0 0 1 2668">
          <text:p text:style-name="P1"><text:span text:style-name="T1">connection pool</text:span></text:p>
        </draw:connector>
        <draw:custom-shape draw:style-name="gr11" draw:text-style-name="P5" xml:id="id12" draw:id="id12" draw:layer="layout" svg:width="2.286cm" svg:height="1.27cm" svg:x="12.557cm" svg:y="21.066cm">
          <text:p text:style-name="P1">i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3" draw:id="id3" draw:layer="layout" svg:width="4.572cm" svg:height="1.397cm" svg:x="15.097cm" svg:y="7.604cm">
          <text:p text:style-name="P1"><text:span text:style-name="T2">config.server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5" draw:id="id5" draw:layer="layout" svg:width="4.572cm" svg:height="1.397cm" svg:x="9.763cm" svg:y="13.446cm">
          <text:p text:style-name="P1"><text:span text:style-name="T1">iptables.server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9.669cm" svg:y1="8.302cm" svg:x2="19.034cm" svg:y2="3.984cm" draw:start-shape="id3" draw:start-glue-point="1" draw:end-shape="id4" draw:end-glue-point="1" svg:d="M19669 8302h502v-4318h-1137" svg:viewBox="0 0 1138 4319">
          <text:p/>
        </draw:connector>
        <draw:connector draw:style-name="gr13" draw:text-style-name="P1" draw:layer="layout" svg:x1="9.763cm" svg:y1="14.144cm" svg:x2="8.493cm" svg:y2="3.984cm" draw:start-shape="id5" draw:start-glue-point="3" draw:end-shape="id6" draw:end-glue-point="3" svg:d="M9763 14144h-1772v-10160h502" svg:viewBox="0 0 1773 10161">
          <text:p/>
        </draw:connector>
        <draw:g>
          <draw:custom-shape draw:style-name="gr14" draw:text-style-name="P4" xml:id="id1" draw:id="id1" draw:layer="layout" svg:width="4.572cm" svg:height="3.937cm" svg:x="1.762cm" svg:y="13.319cm">
            <text:p text:style-name="P1">dog_trainer</text:p>
            <draw:enhanced-geometry svg:viewBox="0 0 21600 21600" draw:type="rectangle" draw:enhanced-path="M 0 0 L 21600 0 21600 21600 0 21600 0 0 Z N"/>
          </draw:custom-shape>
          <draw:frame draw:style-name="gr7" draw:text-style-name="P2" xml:id="id13" draw:id="id13" draw:layer="layout" svg:width="1.432cm" svg:height="1.27cm" svg:x="4.302cm" svg:y="13.573cm">
            <draw:image xlink:href="Pictures/10000201000000470000003F2BF0D2BA53481375.png" xlink:type="simple" xlink:show="embed" xlink:actuate="onLoad" loext:mime-type="image/png">
              <text:p/>
            </draw:image>
          </draw:frame>
          <draw:frame draw:style-name="gr7" draw:text-style-name="P2" xml:id="id15" draw:id="id15" draw:layer="layout" svg:width="1.595cm" svg:height="0.921cm" svg:x="2.016cm" svg:y="15.954cm">
            <draw:image xlink:href="Pictures/100002010000006100000038B5D48795B0BCB6A5.png" xlink:type="simple" xlink:show="embed" xlink:actuate="onLoad" loext:mime-type="image/png">
              <text:p/>
            </draw:image>
          </draw:frame>
        </draw:g>
        <draw:custom-shape draw:style-name="gr15" draw:text-style-name="P5" xml:id="id10" draw:id="id10" draw:layer="layout" svg:width="2.794cm" svg:height="2.413cm" svg:x="8.493cm" svg:y="16.875cm">
          <text:p text:style-name="P1">iptable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5" xml:id="id7" draw:id="id7" draw:layer="layout" svg:width="2.794cm" svg:height="2.413cm" svg:x="8.493cm" svg:y="10.398cm">
          <text:p text:style-name="P1">config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6" draw:text-style-name="P8" draw:layer="layout" svg:x1="9.89cm" svg:y1="10.398cm" svg:x2="12.176cm" svg:y2="9.001cm" draw:start-shape="id7" draw:start-glue-point="4" draw:end-shape="id8" draw:end-glue-point="2" svg:d="M9890 10398v-699h2286v-698" svg:viewBox="0 0 2287 1398">
          <text:p text:style-name="P1"><text:span text:style-name="T1">hostname</text:span></text:p>
        </draw:connector>
        <draw:custom-shape draw:style-name="gr12" draw:text-style-name="P9" xml:id="id8" draw:id="id8" draw:layer="layout" svg:width="4.572cm" svg:height="1.397cm" svg:x="9.89cm" svg:y="7.604cm">
          <text:p text:style-name="P1"><text:span text:style-name="T2">config.server_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9" draw:id="id9" draw:layer="layout" svg:width="4.572cm" svg:height="1.397cm" svg:x="14.97cm" svg:y="13.446cm">
          <text:p text:style-name="P1"><text:span text:style-name="T1">iptables.server_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9.89cm" svg:y1="8.302cm" svg:x2="8.493cm" svg:y2="3.984cm" draw:start-shape="id8" draw:start-glue-point="3" draw:end-shape="id6" draw:end-glue-point="3" svg:d="M9890 8302h-1899v-4318h502" svg:viewBox="0 0 1900 4319">
          <text:p/>
        </draw:connector>
        <draw:connector draw:style-name="gr13" draw:text-style-name="P1" draw:layer="layout" svg:x1="19.542cm" svg:y1="14.144cm" svg:x2="19.034cm" svg:y2="3.984cm" draw:start-shape="id9" draw:start-glue-point="1" draw:end-shape="id4" draw:end-glue-point="1" svg:d="M19542 14144h502v-10160h-1010" svg:viewBox="0 0 1011 10161">
          <text:p/>
        </draw:connector>
        <draw:connector draw:style-name="gr16" draw:text-style-name="P8" draw:layer="layout" svg:x1="9.89cm" svg:y1="16.875cm" svg:x2="12.049cm" svg:y2="14.843cm" draw:start-shape="id10" draw:start-glue-point="4" draw:end-shape="id5" draw:end-glue-point="2" svg:d="M9890 16875v-1016h2159v-1016" svg:viewBox="0 0 2160 2033">
          <text:p text:style-name="P1"><text:span text:style-name="T1">*.*.group1.*</text:span></text:p>
        </draw:connector>
        <draw:custom-shape draw:style-name="gr15" draw:text-style-name="P5" xml:id="id11" draw:id="id11" draw:layer="layout" svg:width="2.794cm" svg:height="2.413cm" svg:x="8.493cm" svg:y="20.431cm">
          <text:p text:style-name="P1">ip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8" draw:text-style-name="P1" draw:layer="layout" svg:x1="11.287cm" svg:y1="21.638cm" svg:x2="12.557cm" svg:y2="21.701cm" draw:start-shape="id11" draw:start-glue-point="7" draw:end-shape="id12" draw:end-glue-point="3" svg:d="M11287 21638h636v63h634" svg:viewBox="0 0 1271 64">
          <text:p/>
        </draw:connector>
        <draw:connector draw:style-name="gr18" draw:text-style-name="P1" draw:layer="layout" svg:x1="5.734cm" svg:y1="14.208cm" svg:x2="8.493cm" svg:y2="21.638cm" draw:start-shape="id13" draw:start-glue-point="1" draw:end-shape="id11" draw:end-glue-point="5" svg:d="M5734 14208h1379v7430h1380" svg:viewBox="0 0 2760 7431">
          <text:p/>
        </draw:connector>
        <draw:connector draw:style-name="gr19" draw:text-style-name="P1" draw:layer="layout" svg:x1="5.018cm" svg:y1="13.573cm" svg:x2="8.493cm" svg:y2="11.605cm" draw:start-shape="id13" draw:start-glue-point="0" draw:end-shape="id7" draw:end-glue-point="5" svg:d="M5018 13573v-1968h3475" svg:viewBox="0 0 3476 1969">
          <text:p/>
        </draw:connector>
        <draw:connector draw:style-name="gr20" draw:text-style-name="P1" draw:layer="layout" svg:x1="1.762cm" svg:y1="20.939cm" svg:x2="2.016cm" svg:y2="16.414cm" draw:start-shape="id14" draw:start-glue-point="3" draw:end-shape="id15" draw:end-glue-point="3" svg:d="M1762 20939h-501v-4525h755" svg:viewBox="0 0 756 4526">
          <text:p/>
        </draw:connector>
        <draw:connector draw:style-name="gr19" draw:text-style-name="P1" draw:layer="layout" svg:x1="5.018cm" svg:y1="14.843cm" svg:x2="8.493cm" svg:y2="18.082cm" draw:start-shape="id13" draw:start-glue-point="2" draw:end-shape="id10" draw:end-glue-point="5" svg:d="M5018 14843v3239h3475" svg:viewBox="0 0 3476 3240">
          <text:p/>
        </draw:connector>
        <draw:connector draw:style-name="gr21" draw:text-style-name="P12" draw:layer="layout" svg:x1="11.287cm" svg:y1="11.605cm" svg:x2="17.383cm" svg:y2="9.001cm" draw:start-shape="id7" draw:start-glue-point="7" draw:end-shape="id3" draw:end-glue-point="2" svg:d="M11287 11605h6096v-2604" svg:viewBox="0 0 6097 2605">
          <text:p text:style-name="P11"><text:span text:style-name="T1">hostname</text:span></text:p>
        </draw:connector>
        <draw:connector draw:style-name="gr16" draw:text-style-name="P13" draw:layer="layout" svg:x1="11.287cm" svg:y1="18.082cm" svg:x2="17.256cm" svg:y2="14.843cm" draw:start-shape="id10" draw:start-glue-point="7" draw:end-shape="id9" draw:end-glue-point="2" svg:d="M11287 18082h5969v-3239" svg:viewBox="0 0 5970 3240">
          <text:p text:style-name="P11"><text:span text:style-name="T1">*.*.group2.*</text:span></text:p>
        </draw:connector>
        <draw:frame draw:style-name="gr22" draw:text-style-name="P14" draw:layer="layout" svg:width="6.731cm" svg:height="5.207cm" svg:x="1.254cm" svg:y="1.254cm">
          <draw:text-box>
            <text:p text:style-name="P1"><text:span text:style-name="T3">Dog Components And Communication</text:span></text:p>
          </draw:text-box>
        </draw:frame>
        <draw:custom-shape draw:style-name="gr23" draw:text-style-name="P15" xml:id="id16" draw:id="id16" draw:layer="layout" svg:width="2.032cm" svg:height="1.651cm" svg:x="13.7cm" svg:y="25.13cm">
          <text:p text:style-name="P1"><text:span text:style-name="T4">exchang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15" xml:id="id17" draw:id="id17" draw:layer="layout" svg:width="1.27cm" svg:height="0.889cm" svg:x="18.399cm" svg:y="25.511cm">
          <text:p text:style-name="P1"><text:span text:style-name="T4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6" draw:layer="layout" svg:x1="15.732cm" svg:y1="25.956cm" svg:x2="18.399cm" svg:y2="25.955cm" draw:start-shape="id16" draw:start-glue-point="7" draw:end-shape="id17" draw:end-glue-point="3" svg:d="M15732 25956h1334v-1h1333" svg:viewBox="0 0 2668 2">
          <text:p text:style-name="P11"><text:span text:style-name="T4">routing key</text:span></text:p>
        </draw:connector>
        <draw:frame draw:style-name="gr26" draw:text-style-name="P17" draw:layer="layout" svg:width="2.788cm" svg:height="0.962cm" svg:x="11.033cm" svg:y="26.019cm">
          <draw:text-box>
            <text:p text:style-name="P11">Legend:</text:p>
          </draw:text-box>
        </draw:frame>
        <draw:custom-shape draw:style-name="gr3" draw:text-style-name="P3" xml:id="id4" draw:id="id4" draw:layer="layout" svg:width="4.699cm" svg:height="3.429cm" svg:x="14.335cm" svg:y="2.27cm">
          <text:p text:style-name="P1">server_N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3.81cm" svg:height="2.032cm" svg:x="14.843cm" svg:y="2.651cm">
            <text:p text:style-name="P1"><text:line-break/>do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1.143cm" svg:height="1.013cm" svg:x="16.227cm" svg:y="2.778cm">
            <draw:image xlink:href="Pictures/10000201000000470000003F2BF0D2BA53481375.png" xlink:type="simple" xlink:show="embed" xlink:actuate="onLoad" loext:mime-type="image/png">
              <text:p/>
            </draw:image>
          </draw:frame>
        </draw:g>
        <draw:frame draw:style-name="gr27" draw:text-style-name="P17" draw:layer="layout" svg:width="1.143cm" svg:height="0.962cm" svg:x="13.192cm" svg:y="4.683cm">
          <draw:text-box>
            <text:p>...</text:p>
          </draw:text-box>
        </draw:frame>
        <draw:connector draw:style-name="gr13" draw:text-style-name="P11" draw:layer="layout" svg:x1="10.842cm" svg:y1="2.27cm" svg:x2="13.7cm" svg:y2="21.066cm" draw:start-shape="id6" draw:start-glue-point="0" draw:end-shape="id12" draw:end-glue-point="0" svg:d="M10842 2270v-502h2858v19298" svg:viewBox="0 0 2859 19299">
          <text:p/>
        </draw:connector>
        <draw:connector draw:style-name="gr28" draw:text-style-name="P18" draw:layer="layout" svg:x1="16.684cm" svg:y1="2.27cm" svg:x2="13.7cm" svg:y2="21.066cm" draw:start-shape="id4" draw:start-glue-point="0" draw:end-shape="id12" draw:end-glue-point="0" svg:d="M16684 2270v-502h-2984v19298" svg:viewBox="0 0 2985 192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8T14:03:28.242908963</meta:creation-date>
    <dc:date>2020-10-12T12:06:19.339486645</dc:date>
    <meta:editing-duration>PT3H29M12S</meta:editing-duration>
    <meta:editing-cycles>30</meta:editing-cycles>
    <meta:generator>LibreOffice/6.4.6.2$Linux_X86_64 LibreOffice_project/40$Build-2</meta:generator>
    <meta:document-statistic meta:object-count="54"/>
  </office:meta>
</office:document-meta>
</file>